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Hanging_20_indent">
      <style:text-properties officeooo:paragraph-rsid="001fc5c1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d0215" officeooo:paragraph-rsid="001d021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d0215" officeooo:paragraph-rsid="001d021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0215" officeooo:paragraph-rsid="001d0215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0215" officeooo:paragraph-rsid="001d0215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0215" officeooo:paragraph-rsid="001d0215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0215" officeooo:paragraph-rsid="001d0215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ab27" officeooo:paragraph-rsid="001eab27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ab27" officeooo:paragraph-rsid="001eab27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c5c1" officeooo:paragraph-rsid="001fc5c1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c5c1" officeooo:paragraph-rsid="001fc5c1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139df" officeooo:paragraph-rsid="002139df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2e890" officeooo:paragraph-rsid="0022e890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2e890" officeooo:paragraph-rsid="0022e890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e890" officeooo:paragraph-rsid="0022e890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e890" officeooo:paragraph-rsid="0022e890" style:font-size-asian="8.75pt" style:font-weight-asian="bold" style:font-size-complex="10pt" style:font-weight-complex="bold"/>
    </style:style>
    <style:style style:name="T1" style:family="text">
      <style:text-properties officeooo:rsid="001d0215"/>
    </style:style>
    <style:style style:name="T2" style:family="text">
      <style:text-properties officeooo:rsid="001eab27"/>
    </style:style>
    <style:style style:name="T3" style:family="text">
      <style:text-properties officeooo:rsid="001fc5c1"/>
    </style:style>
    <style:style style:name="T4" style:family="text">
      <style:text-properties officeooo:rsid="0022e8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 END – PART 1</text:p>
      <text:p text:style-name="P4">RESPONSIVE DESIGNS</text:p>
      <text:p text:style-name="P4"/>
      <text:p text:style-name="P5">(Responsive Websites)</text:p>
      <text:p text:style-name="P6">1. Consider the following statements regarding a responsive website. Mark the correct ones. (multiple options are correct)</text:p>
      <text:p text:style-name="Hanging_20_indent"><text:span text:style-name="T1">a) </text:span>The motivation behind making a website responsive is to make it user-friendly across different devices.</text:p>
      <text:p text:style-name="Hanging_20_indent"><text:span text:style-name="T1">b) </text:span>A responsive website uses only relative units for specifying the dimensions of its content.</text:p>
      <text:p text:style-name="Hanging_20_indent"><text:span text:style-name="T1">c) </text:span>Responsive web design is a special technology used for making responsive websites.</text:p>
      <text:p text:style-name="Hanging_20_indent"><text:span text:style-name="T1">d) </text:span>Responsive web design is not a special technology. It is just an approach to make responsive websites.</text:p>
      <text:p text:style-name="P5"/>
      <text:p text:style-name="P5">(View on Mobile Screen)</text:p>
      <text:p text:style-name="P6">2. Consider the following HTML, CSS for a webpage</text:p>
      <text:p text:style-name="P6"/>
      <text:p text:style-name="P6">HTML</text:p>
      <text:p text:style-name="P7"/>
      <text:p text:style-name="P7">&lt;div id="divA"&gt;</text:p>
      <text:p text:style-name="P7"><text:s text:c="2"/>&lt;p&gt; This is div A &lt;/p&gt;</text:p>
      <text:p text:style-name="P7">&lt;/div&gt;</text:p>
      <text:p text:style-name="P7">&lt;div id="divB"&gt;</text:p>
      <text:p text:style-name="P7"><text:s text:c="2"/>&lt;p&gt; This is div B &lt;/p&gt;</text:p>
      <text:p text:style-name="P7">&lt;/div&gt;</text:p>
      <text:p text:style-name="P7"/>
      <text:p text:style-name="P8">CSS</text:p>
      <text:p text:style-name="P7"/>
      <text:p text:style-name="P7">#divA{</text:p>
      <text:p text:style-name="P7"><text:s text:c="4"/>height: 300px; </text:p>
      <text:p text:style-name="P7"><text:s text:c="4"/>width: 1000px;</text:p>
      <text:p text:style-name="P7"><text:s text:c="4"/>background-color: red;</text:p>
      <text:p text:style-name="P7">}</text:p>
      <text:p text:style-name="P7">#divB{</text:p>
      <text:p text:style-name="P7"><text:s text:c="4"/>height: 300px; </text:p>
      <text:p text:style-name="P7"><text:s text:c="4"/>width: 70%;</text:p>
      <text:p text:style-name="P7"><text:s text:c="4"/>background-color: green;</text:p>
      <text:p text:style-name="P7">}</text:p>
      <text:p text:style-name="P7"/>
      <text:p text:style-name="P8">If this webpage is viewed on a mobile screen then</text:p>
      <text:p text:style-name="Hanging_20_indent"><text:span text:style-name="T1">a) </text:span>The width of the divA will adjust according to the mobile screen while the width of divB will not.</text:p>
      <text:p text:style-name="Hanging_20_indent"><text:span text:style-name="T1">b) </text:span>The width of the divB will adjust according to the mobile screen while the width of divA will not.</text:p>
      <text:p text:style-name="Hanging_20_indent"><text:span text:style-name="T1">c) </text:span>The width of both the divs will adjust according to the mobile screen.</text:p>
      <text:p text:style-name="Hanging_20_indent"><text:span text:style-name="T1">d) </text:span>None of the divs will adjust according to the mobile screen.</text:p>
      <text:p text:style-name="P5"/>
      <text:p text:style-name="P5">(CSS Layouts)</text:p>
      <text:p text:style-name="P6">3. Which of the following statements is false regarding CSS Layouts?</text:p>
      <text:p text:style-name="Hanging_20_indent"><text:span text:style-name="T1">a) </text:span>Fixed layouts should be avoided while making a website that will be used on mobile devices more often.</text:p>
      <text:p text:style-name="Hanging_20_indent"><text:span text:style-name="T1">b) </text:span>Elastic layouts adjust according to font size and not screen size, still, horizontal scroll bars never appear on smaller screens as em is a relative unit.</text:p>
      <text:p text:style-name="Hanging_20_indent"><text:soft-page-break/><text:span text:style-name="T1">c) </text:span>All CSS layouts have some pros and cons associated with them. So usually hybrid CSS layouts are used according to the use case.</text:p>
      <text:p text:style-name="Hanging_20_indent"><text:span text:style-name="T1">d) </text:span>Fluid layouts are always preferable to make a website responsive because they adjust HTML content according to the different screen sizes.</text:p>
      <text:p text:style-name="P5"/>
      <text:p text:style-name="P5">(Fluid Layout)</text:p>
      <text:p text:style-name="P6">4. Which of the following CSS values can be used to set fluid layout?</text:p>
      <text:p text:style-name="Hanging_20_indent"><text:span text:style-name="T1">a) </text:span>50%<text:tab/><text:tab/><text:tab/><text:tab/><text:tab/><text:span text:style-name="T1">b) </text:span>5vw<text:tab/><text:tab/><text:tab/><text:tab/><text:tab/><text:span text:style-name="T1">c) </text:span>50px</text:p>
      <text:p text:style-name="Hanging_20_indent"><text:span text:style-name="T1">d) </text:span>5rem<text:tab/><text:tab/><text:tab/><text:tab/><text:tab/><text:span text:style-name="T1">e) </text:span>50cm</text:p>
      <text:p text:style-name="P5"/>
      <text:p text:style-name="P5">(What is Viewport)</text:p>
      <text:p text:style-name="P6">5. What do you mean by viewport?</text:p>
      <text:p text:style-name="Hanging_20_indent"><text:span text:style-name="T1">a) </text:span>It defines the web page you are viewing<text:tab/><text:tab/><text:tab/><text:span text:style-name="T1">b) </text:span>It defines the visible area on the screen</text:p>
      <text:p text:style-name="Hanging_20_indent"><text:span text:style-name="T1">c) </text:span>It defines the port number on which the web page is running<text:tab/><text:span text:style-name="T1">d) </text:span>None of the above</text:p>
      <text:p text:style-name="P5"/>
      <text:p text:style-name="P5">(Zoom Level)</text:p>
      <text:p text:style-name="P6">6. Which of the following when added to content attribute of meta tag will set the initial zoom level for a page?</text:p>
      <text:p text:style-name="Hanging_20_indent"><text:span text:style-name="T1">a) </text:span>device-scale=1.0<text:tab/><text:tab/><text:tab/><text:tab/><text:tab/><text:tab/><text:span text:style-name="T1">b) </text:span>scale=1.0</text:p>
      <text:p text:style-name="Hanging_20_indent"><text:span text:style-name="T1">c) </text:span>zoom-scale=1.0<text:tab/><text:tab/><text:tab/><text:tab/><text:tab/><text:tab/><text:span text:style-name="T1">d) </text:span>initial-scale=1.0</text:p>
      <text:p text:style-name="P5"/>
      <text:p text:style-name="P5">(Media Query)</text:p>
      <text:p text:style-name="P9">7. Why do we need Media Query?</text:p>
      <text:p text:style-name="Hanging_20_indent"><text:span text:style-name="T2">a) </text:span>particularly to resize elements depending upon the browser size</text:p>
      <text:p text:style-name="Hanging_20_indent"><text:span text:style-name="T2">b) </text:span>particularly to style elements depending upon the browser size</text:p>
      <text:p text:style-name="Hanging_20_indent"><text:span text:style-name="T2">c) </text:span>particularly to change the styles of the media only</text:p>
      <text:p text:style-name="Hanging_20_indent"><text:span text:style-name="T2">d) </text:span>none of the above</text:p>
      <text:p text:style-name="P5"/>
      <text:p text:style-name="P10">(Valid Media Query)</text:p>
      <text:p text:style-name="P11">8. Which of the following are valid Media Queries?</text:p>
      <text:p text:style-name="P2"><text:span text:style-name="T3">a) </text:span>@media only screen (max-width: 720px) { … }</text:p>
      <text:p text:style-name="P2"><text:span text:style-name="T3">b) </text:span>@media (max-width: 720px) { … }</text:p>
      <text:p text:style-name="P2"><text:span text:style-name="T3">c) </text:span>@media screen and print and (max-width: 720px) { … }</text:p>
      <text:p text:style-name="P2"><text:span text:style-name="T3">d) </text:span>@media only screen and (max-width: 720px) { … }</text:p>
      <text:p text:style-name="Hanging_20_indent"><text:span text:style-name="T3">e) </text:span>@media only screen and max-width: 720px { … }</text:p>
      <text:p text:style-name="P10"/>
      <text:p text:style-name="P12">(Media Types)</text:p>
      <text:p text:style-name="P11">9. Which of the following media types can be used in defining a media query?</text:p>
      <text:p text:style-name="Hanging_20_indent"><text:span text:style-name="T3">a) </text:span>all<text:tab/><text:tab/><text:tab/><text:tab/><text:tab/><text:span text:style-name="T3">b) </text:span>voice<text:tab/><text:tab/><text:tab/><text:tab/><text:tab/><text:span text:style-name="T3">c) </text:span>print</text:p>
      <text:p text:style-name="Hanging_20_indent"><text:span text:style-name="T3">d) </text:span>screen<text:tab/><text:tab/><text:tab/><text:tab/><text:tab/><text:span text:style-name="T3">e) </text:span>device<text:tab/><text:tab/><text:tab/><text:tab/><text:span text:style-name="T3">f) </text:span>speech</text:p>
      <text:p text:style-name="P12"/>
      <text:p text:style-name="P12">(Mobile First View)</text:p>
      <text:p text:style-name="P13"><text:soft-page-break/>10. While designing a page for mobile first view, which of the following media queries can be used?</text:p>
      <text:p text:style-name="Hanging_20_indent"><text:span text:style-name="T4">a) </text:span>@media only screen (min-width: 768px) { … }</text:p>
      <text:p text:style-name="Hanging_20_indent"><text:span text:style-name="T4">b) </text:span>@media (min-width: 1024px) { … }</text:p>
      <text:p text:style-name="Hanging_20_indent"><text:span text:style-name="T4">c) </text:span>@media only screen and (max-width: 572px) { … }</text:p>
      <text:p text:style-name="Hanging_20_indent"><text:span text:style-name="T4">d) </text:span>@media (max-width: 952px) { … }</text:p>
      <text:p text:style-name="Hanging_20_indent"><text:span text:style-name="T4">e) </text:span>@media only screen and (min-width: 952px) { … }</text:p>
      <text:p text:style-name="Hanging_20_indent"><text:span text:style-name="T4">f) </text:span>@media only print and (max-width: 572px) { … }</text:p>
      <text:p text:style-name="Hanging_20_indent"><text:span text:style-name="T4">g) </text:span>@media only print and (min-width: 572px) { … }</text:p>
      <text:p text:style-name="P12"/>
      <text:p text:style-name="P14">(Correct Sequence)</text:p>
      <text:p text:style-name="P15">11. What should be the correct sequence of the following media queries in order to work perfectly? (The meaning of these queries are self explanatory) -</text:p>
      <text:p text:style-name="P16"/>
      <text:p text:style-name="P16">a) @media (min-width: 640px) { … }</text:p>
      <text:p text:style-name="P16">b) @media (min-width: 1240px) { … }</text:p>
      <text:p text:style-name="P16">c) @media (min-width: 768px) { … }</text:p>
      <text:p text:style-name="P16">d) @media (min-width: 1024px) { … }</text:p>
      <text:p text:style-name="P16"/>
      <text:p text:style-name="Hanging_20_indent"><text:span text:style-name="T4">a) </text:span>a b c d<text:tab/><text:tab/><text:tab/><text:tab/><text:tab/><text:span text:style-name="T4">b) </text:span>b c a d<text:tab/><text:tab/><text:tab/><text:tab/><text:span text:style-name="T4">c) </text:span>b c d a</text:p>
      <text:p text:style-name="Hanging_20_indent"><text:span text:style-name="T4">d) </text:span>a c d b<text:tab/><text:tab/><text:tab/><text:tab/><text:tab/><text:span text:style-name="T4">e) </text:span>b d c a</text:p>
      <text:p text:style-name="P14"/>
      <text:p text:style-name="P14">(Optimize the Page)</text:p>
      <text:p text:style-name="P15">12. Which of the following will optimize the size of the page according to the device size?</text:p>
      <text:p text:style-name="Hanging_20_indent"><text:span text:style-name="T4">a) </text:span>&lt;meta name="view" content="width=device-width, initial-scale=1.0"&gt;</text:p>
      <text:p text:style-name="Hanging_20_indent"><text:span text:style-name="T4">b) </text:span>&lt;meta name="viewport" content="width=device-width, initial-scale=1.0"&gt;</text:p>
      <text:p text:style-name="Hanging_20_indent"><text:span text:style-name="T4">c) </text:span>&lt;meta name="viewport" content="width=device, initial-scale=1.0"&gt;</text:p>
      <text:p text:style-name="Hanging_20_indent"><text:span text:style-name="T4">d) </text:span>&lt;meta name="viewport" content="width=device-width, scale=1.0"&gt;</text:p>
      <text:p text:style-name="P14"/>
      <text:p text:style-name="P14">(Width Using Viewport)</text:p>
      <text:p text:style-name="P15">13. What could be the possible values of the width property of content attribute in meta tag ?</text:p>
      <text:p text:style-name="Hanging_20_indent"><text:span text:style-name="T4">a) </text:span>500<text:tab/><text:tab/><text:tab/><text:tab/><text:tab/><text:span text:style-name="T4">b) </text:span>small<text:tab/><text:tab/><text:tab/><text:tab/><text:tab/><text:span text:style-name="T4">c) </text:span>device-width</text:p>
      <text:p text:style-name="Hanging_20_indent"><text:span text:style-name="T4">d) </text:span>desktop-size<text:tab/><text:tab/><text:tab/><text:tab/><text:span text:style-name="T4">e) </text:span>mobile-size</text:p>
      <text:p text:style-name="P14"/>
      <text:p text:style-name="P14">(Media Features)</text:p>
      <text:p text:style-name="P15">14. Which of the following media features can be used in defining a media query?</text:p>
      <text:p text:style-name="Hanging_20_indent"><text:span text:style-name="T4">a) </text:span>min-width<text:tab/><text:tab/><text:tab/><text:tab/><text:span text:style-name="T4">b) </text:span>speech<text:tab/><text:tab/><text:tab/><text:tab/><text:span text:style-name="T4">c) </text:span>orientation</text:p>
      <text:p text:style-name="Hanging_20_indent"><text:span text:style-name="T4">d) </text:span>frame<text:tab/><text:tab/><text:tab/><text:tab/><text:tab/><text:span text:style-name="T4">e) </text:span>max-height</text:p>
      <text:p text:style-name="P14"/>
      <text:p text:style-name="P14">(Less Than 768px)</text:p>
      <text:p text:style-name="P15">15. Which of the following is correct syntax to apply style to &lt;p&gt; tag, only when the width of the browser is less than '768px' ?</text:p>
      <text:p text:style-name="Hanging_20_indent"><text:soft-page-break/><text:span text:style-name="T4">a) </text:span>@media (min-width: 768px) : p { … }<text:tab/><text:tab/><text:tab/><text:span text:style-name="T4">b) </text:span>@media (max-width: 768px) : p { … }</text:p>
      <text:p text:style-name="Hanging_20_indent"><text:span text:style-name="T4">c) </text:span>@media (min-width: 768px) { p { … } }<text:tab/><text:tab/><text:tab/><text:span text:style-name="T4">d) </text:span>@media (max-width: 768px) { p { … } }</text:p>
      <text:p text:style-name="P14"/>
      <text:p text:style-name="P14">(Find Background Color 1)</text:p>
      <text:p text:style-name="P15">16. The CSS for a web page is provided below -</text:p>
      <text:p text:style-name="P16"/>
      <text:p text:style-name="P16">body {</text:p>
      <text:p text:style-name="P16"><text:s text:c="4"/>background-color: lightgrey;</text:p>
      <text:p text:style-name="P16">}</text:p>
      <text:p text:style-name="P16">@media only screen and (max-width: 768px) {</text:p>
      <text:p text:style-name="P16"><text:s text:c="4"/>body {</text:p>
      <text:p text:style-name="P16"><text:s text:c="8"/>background-color: lightblue;</text:p>
      <text:p text:style-name="P16"><text:s text:c="4"/>}</text:p>
      <text:p text:style-name="P16">}</text:p>
      <text:p text:style-name="P16">@media only screen and (max-width: 1024px) {</text:p>
      <text:p text:style-name="P16"><text:s text:c="4"/>body {</text:p>
      <text:p text:style-name="P16"><text:s text:c="8"/>background-color: lightgreen;</text:p>
      <text:p text:style-name="P16"><text:s text:c="4"/>}</text:p>
      <text:p text:style-name="P16">}</text:p>
      <text:p text:style-name="P16"/>
      <text:p text:style-name="P17">Now, what will be the background color of the page, when width of the device is 600px?</text:p>
      <text:p text:style-name="Hanging_20_indent"><text:span text:style-name="T4">a) </text:span>lightgrey<text:tab/><text:tab/><text:tab/><text:tab/><text:tab/><text:tab/><text:tab/><text:span text:style-name="T4">b) </text:span>lightblue</text:p>
      <text:p text:style-name="Hanging_20_indent"><text:span text:style-name="T4">c) </text:span>lightgreen<text:tab/><text:tab/><text:tab/><text:tab/><text:tab/><text:tab/><text:span text:style-name="T4">d) </text:span>white</text:p>
      <text:p text:style-name="P14"/>
      <text:p text:style-name="P14">(Find Background Color 2)</text:p>
      <text:p text:style-name="P15">17. The CSS for a web page is provided below -</text:p>
      <text:p text:style-name="P16"/>
      <text:p text:style-name="P16">body {</text:p>
      <text:p text:style-name="P16"><text:s text:c="4"/>background-color: lightgrey;</text:p>
      <text:p text:style-name="P16">}</text:p>
      <text:p text:style-name="P16">@media only screen and (min-width: 768px) {</text:p>
      <text:p text:style-name="P16"><text:s text:c="4"/>body {</text:p>
      <text:p text:style-name="P16"><text:s text:c="8"/>background-color: lightblue;</text:p>
      <text:p text:style-name="P16"><text:s text:c="4"/>}</text:p>
      <text:p text:style-name="P16">}</text:p>
      <text:p text:style-name="P16">@media only screen and (min-width: 1024px) {</text:p>
      <text:p text:style-name="P16"><text:s text:c="4"/>body {</text:p>
      <text:p text:style-name="P16"><text:s text:c="8"/>background-color: lightgreen;</text:p>
      <text:p text:style-name="P16"><text:s text:c="4"/>}</text:p>
      <text:p text:style-name="P16">}</text:p>
      <text:p text:style-name="P16"/>
      <text:p text:style-name="P17">Now, what will be the background color of the page, when width of the device is 600px?</text:p>
      <text:p text:style-name="Hanging_20_indent"><text:span text:style-name="T4">a) </text:span>lightgrey<text:tab/><text:tab/><text:tab/><text:tab/><text:tab/><text:tab/><text:tab/><text:span text:style-name="T4">b) </text:span>lightblue</text:p>
      <text:p text:style-name="Hanging_20_indent"><text:span text:style-name="T4">c) </text:span>lightgreen<text:tab/><text:tab/><text:tab/><text:tab/><text:tab/><text:tab/><text:span text:style-name="T4">d) </text:span>white</text:p>
      <text:p text:style-name="P14"/>
      <text:p text:style-name="P14"/>
      <text:p text:style-name="P1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21:37:26.729570959</meta:creation-date>
    <dc:title>Coding Ninjas A4 Sheet</dc:title>
    <meta:editing-duration>PT1M5S</meta:editing-duration>
    <meta:editing-cycles>3</meta:editing-cycles>
    <meta:generator>LibreOffice/7.3.7.2$Linux_X86_64 LibreOffice_project/30$Build-2</meta:generator>
    <dc:date>2023-01-20T22:50:05.542168247</dc:date>
    <meta:document-statistic meta:table-count="0" meta:image-count="0" meta:object-count="0" meta:page-count="4" meta:paragraph-count="141" meta:word-count="1027" meta:character-count="5894" meta:non-whitespace-character-count="4808"/>
    <meta:template xlink:type="simple" xlink:actuate="onRequest" xlink:title="Coding Ninjas A4 Sheet" xlink:href="../../../../../../../../../../Templates/Coding%20Ninjas%20MCQ%20A4%20Sheet.ott" meta:date="2023-01-20T21:37:24.020734611"/>
  </office:meta>
</office:document-meta>
</file>